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17.2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ffffff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08080" fo:border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f5ce" fo:border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0c2cd" fo:border="0.06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ee6ef" fo:border="0.06pt solid #000000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fo:background-color="#dee6ef" fo:wrap-option="wrap" fo:border="0.06pt solid #000000"/>
      <style:text-properties style:use-window-font-color="true"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11"/>
        <table:table-row table:style-name="ro1">
          <table:table-cell table:style-name="ce1" office:value-type="string" calcext:value-type="string">
            <text:p>SVM</text:p>
          </table:table-cell>
          <table:table-cell table:style-name="ce3" office:value-type="string" calcext:value-type="string">
            <text:p>Voice Actors</text:p>
          </table:table-cell>
          <table:table-cell table:style-name="ce3" office:value-type="string" calcext:value-type="string">
            <text:p>NPCs spo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 Knorr</text:p>
          </table:table-cell>
          <table:table-cell office:value-type="string" calcext:value-type="string">
            <text:p>Scatty, Balor, Harlok, Senyan, Herek, Snaf, Gar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eter Gring</text:p>
          </table:table-cell>
          <table:table-cell table:style-name="ce12" office:value-type="string" calcext:value-type="string">
            <text:p>Rufus, Homer, Namib, Cadar, Talas, Ghorim, Shrat, Buster, Milten, Omid, Graham, Gl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annes Steck</text:p>
          </table:table-cell>
          <table:table-cell office:value-type="string" calcext:value-type="string">
            <text:p>Nyras, Isidro, Netbek, Dusty, Guy, Jesse, Melv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 Krüger</text:p>
          </table:table-cell>
          <table:table-cell office:value-type="string" calcext:value-type="string">
            <text:p>Pock, Jeremiah, Torrez, Nefarius, Gilbert, Torlof, Balam, Gravo, Grim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eter Heusch †</text:p>
          </table:table-cell>
          <table:table-cell office:value-type="string" calcext:value-type="string">
            <text:p>Kirgo, Taran, Fortuno, Wedge, Lester, Fingers, Alep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aus Bauer</text:p>
          </table:table-cell>
          <table:table-cell office:value-type="string" calcext:value-type="string">
            <text:p>Bullit, Stone, Orry, Fletcher, Brandick, Asghan, Drax, Bruce, Silas, Jacko, Gri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achim Pütz</text:p>
          </table:table-cell>
          <table:table-cell office:value-type="string" calcext:value-type="string">
            <text:p>Jackal, Ulbert, Viran, Joru, Ratford, Shrike, Lefty, Quentin, Santino, Mud, Snip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ns-Jörg Karrenbrock</text:p>
          </table:table-cell>
          <table:table-cell office:value-type="string" calcext:value-type="string">
            <text:p>Scar, Cutter, Bloodwyn, Angar, Cronos, Lee, Orik, Jarvis, Baloro, Hanis, Bob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lge Heynold</text:p>
          </table:table-cell>
          <table:table-cell office:value-type="string" calcext:value-type="string">
            <text:p>Horatio, Thorus, Aaron, Wolf, Gorn, Swiney, Kharim, Bar, Drak, Hu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hael Deckner</text:p>
          </table:table-cell>
          <table:table-cell office:value-type="string" calcext:value-type="string">
            <text:p>Raven, Kalom, Myxir, Parvez, Roscoe, Sharky, Sly, Dexter, Ky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we Koschel</text:p>
          </table:table-cell>
          <table:table-cell office:value-type="string" calcext:value-type="string">
            <text:p>Gomez, Drake, Tyon, Darrion, Lares, Mordrag, Diego, Blade, Okyl, Viper, Whistler, To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art Veder</text:p>
          </table:table-cell>
          <table:table-cell office:value-type="string" calcext:value-type="string">
            <text:p>Reislord, Bartholo, Skip, Y'Berion, Orun, Rodriguez, Cipher, Alberto, Fisk, Cavalor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elmut Winkelmann †</text:p>
          </table:table-cell>
          <table:table-cell office:value-type="string" calcext:value-type="string">
            <text:p>Richter, Arto, Scorpio, Pacho, Tondral, Lukor, Drago, Caine, Kagan, Butch, Aidan, Ian, Kosh, Ran, Vi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do Henkel</text:p>
          </table:table-cell>
          <table:table-cell office:value-type="string" calcext:value-type="string">
            <text:p>Damarok, Corristo, Xardas, Saturas, Merdarion, Riordian, C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istian Wewerka</text:p>
          </table:table-cell>
          <table:table-cell office:value-type="string" calcext:value-type="string">
            <text:p>H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oey Hendley</text:p>
          </table:table-cell>
          <table:table-cell office:value-type="string" calcext:value-type="string">
            <text:p>Velaya, Syra, Seraphia, Chani, Natalia, Charlot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Martin Schäfer †</text:p>
          </table:table-cell>
          <table:table-cell office:value-type="string" calcext:value-type="string">
            <text:p>Tarrok, Hashor, Kasorg, Unhilqt, Ruuushk, Arushat, Ur-Shak, Orks</text:p>
          </table:table-cell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Author: David aka Herobrine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20:41:33.61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20:41:57.401000000</dc:date>
    <meta:editing-duration>PT19M3S</meta:editing-duration>
    <meta:editing-cycles>11</meta:editing-cycles>
    <meta:generator>LibreOffice/7.2.2.2$Windows_X86_64 LibreOffice_project/02b2acce88a210515b4a5bb2e46cbfb63fe97d56</meta:generator>
    <meta:document-statistic meta:table-count="1" meta:cell-count="55" meta:object-count="0"/>
  </office:meta>
</office:document-meta>
</file>